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fo:color="#ce9178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<text:s text:c="16"/>&lt;p&gt;Research shows that neck and back pain can be persistent and commonly re-occur.&lt;/p&gt;</text:span></text:p>
      <text:p text:style-name="P2"><text:span text:style-name="T2"><text:s text:c="16"/>&lt;p&gt;That's why we collaborate closely with you, to develop a self-management plan to</text:span></text:p>
      <text:p text:style-name="P2"><text:span text:style-name="T2"><text:s text:c="20"/>minimise the risk of future episodes. We also provide you with the specific tools</text:span></text:p>
      <text:p text:style-name="P2"><text:span text:style-name="T2"><text:s text:c="21"/>to address your symptoms in the early stages, before pain returns.&lt;/p&gt;</text:span></text:p>
      <text:p text:style-name="P2"><text:span text:style-name="T2"><text:s text:c="16"/>&lt;p&gt;Our service specialises in &lt;span class="italic"&gt;Mechanical Diagnosis and Therapy (MDT)&lt;/span&gt;, an evidence-based</text:span></text:p>
      <text:p text:style-name="P2"><text:span text:style-name="T2"><text:s text:c="20"/>approach developed by Robert McKenzie. The method emphasises patient empowerment</text:span></text:p>
      <text:p text:style-name="P2"><text:span text:style-name="T2"><text:s text:c="20"/>through education, self-management, and active involvement in the rehab process.&lt;/p&gt;</text:span></text:p>
      <text:p text:style-name="P2"><text:span text:style-name="T2"><text:s text:c="16"/>&lt;p&gt;We recognise that pain is complex and deeply personal, so we listen and tailor every</text:span></text:p>
      <text:p text:style-name="P2"><text:span text:style-name="T2"><text:s text:c="20"/>intervention with you at the centre.&lt;/p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9T19:50:50.194000000</meta:creation-date>
    <dc:date>2025-01-19T19:51:09.955000000</dc:date>
    <meta:editing-duration>PT19S</meta:editing-duration>
    <meta:editing-cycles>1</meta:editing-cycles>
    <meta:document-statistic meta:table-count="0" meta:image-count="0" meta:object-count="0" meta:page-count="1" meta:paragraph-count="9" meta:word-count="104" meta:character-count="891" meta:non-whitespace-character-count="631"/>
    <meta:generator>LibreOffice/7.2.1.2$Windows_X86_64 LibreOffice_project/87b77fad49947c1441b67c559c339af8f3517e22</meta:generator>
  </office:meta>
</office:document-meta>
</file>